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272cm" fo:min-width="3.27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351cm" fo:min-width="2.514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81cm" svg:stroke-color="#0073cf" draw:marker-start="" draw:marker-start-width="0.321cm" draw:marker-end="Arrow_20_concave" draw:marker-end-width="0.347cm" draw:fill="solid" draw:textarea-vertical-align="top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33cm" fo:min-width="2.49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81cm" svg:stroke-color="#0073cf" draw:marker-start-width="0.321cm" draw:marker-end-width="0.321cm" draw:fill-color="#ffffff" draw:textarea-horizontal-align="justify" draw:textarea-vertical-align="top" draw:auto-grow-height="false" fo:min-height="3.861cm" fo:min-width="3.2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51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333cm" fo:min-width="2.496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07cm" fo:min-width="3.27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333cm" fo:min-width="2.514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81cm" svg:stroke-color="#0073cf" draw:marker-start="" draw:marker-start-width="0.321cm" draw:marker-end="Arrow_20_concave" draw:marker-end-width="0.347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9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5" style:family="paragraph">
      <style:paragraph-properties fo:text-align="center" style:writing-mode="lr-tb"/>
      <style:text-properties fo:font-size="10.5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2pt" style:font-size-complex="12pt"/>
    </style:style>
    <style:style style:name="P7" style:family="paragraph">
      <loext:graphic-properties draw:fill="solid"/>
      <style:paragraph-properties fo:margin-top="0cm" fo:margin-bottom="0cm"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0.5pt" style:font-size-asian="12pt" style:font-size-complex="12pt"/>
    </style:style>
    <style:style style:name="T3" style:family="text">
      <style:text-properties fo:font-size="10.5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3.556cm" svg:x="3.54cm" svg:y="2.27cm">
          <text:p text:style-name="P1"><text:span text:style-name="T1">New Clai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048cm" svg:height="0.635cm" svg:x="3.921cm" svg:y="3.134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048cm" svg:height="0.635cm" svg:x="8.366cm" svg:y="2.905cm">
          <text:p text:style-name="P3"><text:span text:style-name="T2">Measured Qu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048cm" svg:height="0.635cm" svg:x="8.366cm" svg:y="5.191cm">
          <text:p text:style-name="P5"><text:span text:style-name="T3">Author’s Review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curve" draw:line-skew="0.018cm -0.108cm" svg:x1="6.969cm" svg:y1="3.451cm" svg:x2="9.89cm" svg:y2="2.905cm" draw:start-shape="id1" draw:start-glue-point="1" draw:end-shape="id2" draw:end-glue-point="0" svg:d="M6969 3451c1075 0 895-591 1357-966s1564-534 1564 420" svg:viewBox="0 0 2922 1260">
          <text:p/>
        </draw:connector>
        <draw:custom-shape draw:style-name="gr1" draw:text-style-name="P2" draw:layer="layout" svg:width="3.81cm" svg:height="3.556cm" svg:x="12.43cm" svg:y="2.27cm">
          <text:p text:style-name="P1"><text:span text:style-name="T1">Published Cla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635cm" svg:x="12.811cm" svg:y="3.132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048cm" svg:height="0.635cm" svg:x="12.811cm" svg:y="3.894cm">
          <text:p text:style-name="P3"><text:span text:style-name="T2">author_re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81cm" svg:height="4.191cm" svg:x="3.54cm" svg:y="7.35cm">
          <text:p text:style-name="P1"><text:span text:style-name="T1">Existing Cla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635cm" svg:x="3.921cm" svg:y="8.193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3.921cm" svg:y="8.955cm">
          <text:p text:style-name="P3"><text:span text:style-name="T2">author_review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3.048cm" svg:height="0.635cm" svg:x="4.021cm" svg:y="9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048cm" svg:height="0.635cm" svg:x="3.921cm" svg:y="9.717cm">
            <text:p text:style-name="P3"><text:span text:style-name="T2">reviews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5" draw:id="id5" draw:layer="layout" svg:width="3.048cm" svg:height="0.635cm" svg:x="8.366cm" svg:y="9.001cm">
          <text:p text:style-name="P5"><text:span text:style-name="T3">New Review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4.191cm" svg:x="12.43cm" svg:y="7.35cm">
          <text:p text:style-name="P1"><text:span text:style-name="T1">Existing Clai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8.193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8.955cm">
          <text:p text:style-name="P3"><text:span text:style-name="T2">author_review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9" draw:text-style-name="P4" draw:layer="layout" svg:width="3.048cm" svg:height="0.635cm" svg:x="13.011cm" svg:y="9.9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0.635cm" svg:x="12.911cm" svg:y="9.8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048cm" svg:height="0.635cm" svg:x="12.811cm" svg:y="9.717cm">
            <text:p text:style-name="P3"><text:span text:style-name="T2">reviews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8" draw:layer="layout" draw:type="curve" svg:x1="9.89cm" svg:y1="3.54cm" svg:x2="9.89cm" svg:y2="5.191cm" draw:start-shape="id2" draw:start-glue-point="2" draw:end-shape="id3" draw:end-glue-point="0" svg:d="M9890 3540v1651" svg:viewBox="0 0 1 1652">
          <text:p/>
        </draw:connector>
        <draw:connector draw:style-name="gr10" draw:text-style-name="P9" draw:layer="layout" draw:type="curve" draw:line-skew="-0.143cm" svg:x1="11.414cm" svg:y1="5.508cm" svg:x2="12.811cm" svg:y2="4.211cm" draw:start-shape="id3" draw:start-glue-point="1" draw:end-shape="id4" draw:end-glue-point="3" svg:d="M11414 5508c834 0 136-1297 1397-1297" svg:viewBox="0 0 1398 1298">
          <text:p/>
        </draw:connector>
        <draw:connector draw:style-name="gr10" draw:text-style-name="P9" draw:layer="layout" draw:type="curve" svg:x1="9.89cm" svg:y1="9.636cm" svg:x2="12.811cm" svg:y2="10.134cm" draw:start-shape="id5" draw:start-glue-point="2" draw:end-shape="id6" draw:end-glue-point="3" svg:d="M9890 9636c0 789 1111 657 1580 584s294-86 1341-86" svg:viewBox="0 0 2922 641">
          <text:p/>
        </draw:connector>
        <draw:connector draw:style-name="gr10" draw:text-style-name="P9" draw:layer="layout" draw:type="curve" draw:line-skew="-4.243cm 0.662cm" svg:x1="7.35cm" svg:y1="9.445cm" svg:x2="9.89cm" svg:y2="9.001cm" draw:start-shape="id7" draw:start-glue-point="1" draw:end-shape="id5" draw:end-glue-point="0" svg:d="M7350 9445c522 0 434-988 939-1673s1601-1067 1601 1229" svg:viewBox="0 0 2541 2201">
          <text:p/>
        </draw:connector>
        <draw:frame draw:style-name="gr11" draw:text-style-name="P10" draw:layer="layout" svg:width="1.603cm" svg:height="0.569cm" svg:x="7.604cm" svg:y="1.701cm">
          <draw:text-box>
            <text:p><text:span text:style-name="T4">measure</text:span></text:p>
          </draw:text-box>
        </draw:frame>
        <draw:frame draw:style-name="gr12" draw:text-style-name="P10" draw:layer="layout" svg:width="1.277cm" svg:height="0.762cm" svg:x="9.811cm" svg:y="4.021cm">
          <draw:text-box>
            <text:p><text:span text:style-name="T4">distort</text:span></text:p>
          </draw:text-box>
        </draw:frame>
        <draw:frame draw:style-name="gr13" draw:text-style-name="P10" draw:layer="layout" svg:width="0.989cm" svg:height="0.569cm" svg:x="7.885cm" svg:y="6.781cm">
          <draw:text-box>
            <text:p><text:span text:style-name="T4">rate</text:span></text:p>
          </draw:text-box>
        </draw:frame>
        <draw:custom-shape draw:style-name="gr6" draw:text-style-name="P4" draw:layer="layout" svg:width="3.048cm" svg:height="0.635cm" svg:x="3.921cm" svg:y="4.658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4.656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3.921cm" svg:y="10.652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10.652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5:20:18.436614334</meta:creation-date>
    <dc:date>2021-07-14T21:41:19.390354470</dc:date>
    <meta:editing-duration>PT48M25S</meta:editing-duration>
    <meta:editing-cycles>7</meta:editing-cycles>
    <meta:generator>LibreOffice/6.4.7.2$Linux_X86_64 LibreOffice_project/40$Build-2</meta:generator>
    <meta:document-statistic meta:object-count="33"/>
  </office:meta>
</office:document-meta>
</file>